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f0a7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FOLDER8</text:p>
          </table:table-cell>
          <table:table-cell office:value-type="string">
            <text:p>-</text:p>
          </table:table-cell>
          <table:table-cell office:value-type="string">
            <text:p>Test Dossier 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1" office:value-type="string">
            <text:p>SEARCH</text:p>
          </table:table-cell>
          <table:table-cell office:value-type="string">
            <text:p>TST_SEARCH8</text:p>
          </table:table-cell>
          <table:table-cell office:value-type="string">
            <text:p>-</text:p>
          </table:table-cell>
          <table:table-cell office:value-type="string">
            <text:p>Test Recherche </text:p>
          </table:table-cell>
          <table:table-cell table:number-columns-repeated="251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héritag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Famille 2</text:p>
          </table:table-cell>
          <table:table-cell table:style-name="ce4" table:number-columns-repeated="2"/>
          <table:table-cell table:style-name="ce4" office:value-type="string">
            <text:p>TST_GOODFAMIMP2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5" office:value-type="string">
            <text:p>CFLDID</text:p>
          </table:table-cell>
          <table:table-cell office:value-type="string">
            <text:p>TST_SEARCH8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DFLDID</text:p>
          </table:table-cell>
          <table:table-cell office:value-type="string">
            <text:p>TST_FOLDER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TestGood2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</text:p>
          </table:table-cell>
          <table:table-cell table:style-name="ce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RAME</text:p>
          </table:table-cell>
          <table:table-cell table:style-name="ce6"/>
          <table:table-cell table:style-name="ce6" office:value-type="string">
            <text:p>Cadre U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lfamily(D,TEST):CT[],?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1():TST_NUMBER1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TST_NUMBER1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 office:value-type="string">
            <text:p>::goodCompute3()</text:p>
          </table:table-cell>
          <table:table-cell table:style-name="ce5"/>
          <table:table-cell table:style-name="ce5" office:value-type="string">
            <text:p>::goodCompute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2(TST_NUMBER1)</text:p>
          </table:table-cell>
          <table:table-cell table:style-name="ce5" table:number-columns-repeated="241"/>
        </table:table-row>
        <table:table-row table:style-name="ro1">
          <table:table-cell table:style-name="ce3" office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14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2T14:09:51</dc:date>
    <dc:creator>Eric Brison</dc:creator>
    <meta:generator>LibreOffice/3.4$Linux LibreOffice_project/340m1$Build-402</meta:generator>
    <meta:editing-duration>P2DT7H48M6S</meta:editing-duration>
    <meta:editing-cycles>52</meta:editing-cycles>
    <meta:document-statistic meta:table-count="1" meta:cell-count="119" meta:object-count="0"/>
  </office:meta>
</office:document-meta>
</file>